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-color="#993366" draw:textarea-horizontal-align="justify" draw:textarea-vertical-align="middle" draw:auto-grow-height="false"/>
    </style:style>
    <style:style style:name="gr2" style:family="graphic" style:parent-style-name="standard">
      <style:graphic-properties svg:stroke-color="#ffff00" draw:fill="none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fo:min-height="0.639cm"/>
    </style:style>
    <style:style style:name="gr4" style:family="graphic" style:parent-style-name="standard">
      <style:graphic-properties draw:fill-color="#ccffff" draw:textarea-horizontal-align="justify" draw:textarea-vertical-align="middle" draw:auto-grow-height="false"/>
    </style:style>
    <style:style style:name="gr5" style:family="graphic" style:parent-style-name="standard">
      <style:graphic-properties draw:fill="none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text-properties fo:color="#ffff00" fo:font-family="Batang" style:font-family-generic="roman" style:font-pitch="variable" fo:font-size="7pt" fo:font-weight="bold" style:font-size-asian="7pt" style:font-weight-asian="bold" style:font-size-complex="7pt" style:font-weight-complex="bold"/>
    </style:style>
    <style:style style:name="P3" style:family="paragraph">
      <style:text-properties fo:color="#944794" fo:font-family="Batang" style:font-family-generic="roman" style:font-pitch="variable" fo:font-size="7pt" fo:font-weight="bold" style:font-size-asian="7pt" style:font-weight-asian="bold" style:font-size-complex="7pt" style:font-weight-complex="bold"/>
    </style:style>
    <style:style style:name="T1" style:family="text">
      <style:text-properties fo:color="#ffff00" fo:font-family="Batang" style:font-family-generic="roman" style:font-pitch="variable" fo:font-size="7pt" fo:font-weight="bold" style:font-size-asian="7pt" style:font-weight-asian="bold" style:font-size-complex="7pt" style:font-weight-complex="bold"/>
    </style:style>
    <style:style style:name="T2" style:family="text">
      <style:text-properties fo:color="#944794" fo:font-family="Batang" style:font-family-generic="roman" style:font-pitch="variable" fo:font-size="7pt" fo:font-weight="bold" style:font-size-asian="7pt" style:font-weight-asian="bold" style:font-size-complex="7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2.794cm" svg:height="1.016cm" svg:x="1.889cm" svg:y="2.90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508cm" svg:height="0.762cm" svg:x="2.016cm" svg:y="3.032cm">
            <text:p/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frame draw:style-name="gr3" draw:text-style-name="P2" draw:layer="layout" svg:width="2.286cm" svg:height="0.889cm" svg:x="2.397cm" svg:y="3.032cm">
            <draw:text-box>
              <text:p text:style-name="P2"><text:span text:style-name="T1">Remove Unused Tasks</text:span></text:p>
            </draw:text-box>
          </draw:frame>
        </draw:g>
        <draw:g>
          <draw:custom-shape draw:style-name="gr1" draw:text-style-name="P1" draw:layer="layout" svg:width="2.794cm" svg:height="1.016cm" svg:x="1.889cm" svg:y="4.17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508cm" svg:height="0.762cm" svg:x="2.016cm" svg:y="4.302cm">
            <text:p/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frame draw:style-name="gr3" draw:text-style-name="P2" draw:layer="layout" svg:width="2.286cm" svg:height="0.889cm" svg:x="2.397cm" svg:y="4.302cm">
            <draw:text-box>
              <text:p text:style-name="P2"><text:span text:style-name="T1">Optimize</text:span></text:p>
              <text:p text:style-name="P2"><text:span text:style-name="T1">Tables</text:span></text:p>
            </draw:text-box>
          </draw:frame>
        </draw:g>
        <draw:g>
          <draw:custom-shape draw:style-name="gr1" draw:text-style-name="P1" draw:layer="layout" svg:width="2.794cm" svg:height="1.016cm" svg:x="1.889cm" svg:y="5.44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508cm" svg:height="0.762cm" svg:x="2.016cm" svg:y="5.572cm">
            <text:p/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frame draw:style-name="gr3" draw:text-style-name="P2" draw:layer="layout" svg:width="2.286cm" svg:height="0.889cm" svg:x="2.397cm" svg:y="5.572cm">
            <draw:text-box>
              <text:p text:style-name="P2"><text:span text:style-name="T1">Repair</text:span></text:p>
              <text:p text:style-name="P2"><text:span text:style-name="T1">Tables</text:span></text:p>
            </draw:text-box>
          </draw:frame>
        </draw:g>
        <draw:g>
          <draw:custom-shape draw:style-name="gr4" draw:text-style-name="P1" draw:layer="layout" svg:width="2.794cm" svg:height="1.016cm" svg:x="1.889cm" svg:y="6.715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3" draw:layer="layout" svg:width="2.286cm" svg:height="0.889cm" svg:x="2.397cm" svg:y="6.842cm">
            <draw:text-box>
              <text:p text:style-name="P3"><text:span text:style-name="T2">Clear Export </text:span></text:p>
              <text:p text:style-name="P3"><text:span text:style-name="T2">Cache</text:span></text:p>
            </draw:text-box>
          </draw:frame>
          <draw:custom-shape draw:style-name="gr5" draw:text-style-name="P1" draw:layer="layout" svg:width="0.508cm" svg:height="0.762cm" svg:x="2.016cm" svg:y="6.842cm">
            <text:p/>
            <draw:enhanced-geometry svg:viewBox="0 0 21600 21600" draw:text-areas="4230 4230 21600 21600" draw:type="flowchart-internal-storage" draw:enhanced-path="M 0 0 L 21600 0 21600 21600 0 21600 Z N M 4230 0 L 4230 21600 N M 0 4230 L 21600 4230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7-16T13:31:43.55</meta:creation-date>
    <dc:date>2012-07-16T13:56:54.86</dc:date>
    <meta:editing-duration>PT11M36S</meta:editing-duration>
    <meta:editing-cycles>2</meta:editing-cycles>
    <meta:generator>LibreOffice/3.5$Windows_x86 LibreOffice_project/7122e39-92ed229-498d286-15e43b4-d70da21</meta:generator>
    <meta:document-statistic meta:object-count="16"/>
  </office:meta>
</office:document-meta>
</file>